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108" officeooo:paragraph-rsid="00180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6.675762895</meta:creation-date>
    <meta:generator>LibreOffice/6.4.7.2$Linux_X86_64 LibreOffice_project/40$Build-2</meta:generator>
    <dc:date>2021-10-18T12:32:59.449111573</dc:date>
    <meta:editing-duration>PT18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</office:meta>
</office:document-meta>
</file>